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2cm" loext:contextual-spacing="false" fo:text-align="center" style:justify-single-word="false" style:page-number="auto" style:writing-mode="lr-tb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style:writing-mode="lr-tb"/>
    </style:style>
    <style:style style:name="T1" style:family="text">
      <style:text-properties fo:font-size="20pt" fo:font-weight="normal" style:font-size-asian="20pt" style:font-weight-asian="normal"/>
    </style:style>
    <style:style style:name="T2" style:family="text">
      <style:text-properties fo:font-size="20pt" fo:font-style="italic" fo:font-weight="normal" style:font-size-asian="20pt" style:font-style-asian="italic" style:font-weight-asian="normal"/>
    </style:style>
    <style:style style:name="T3" style:family="text">
      <style:text-properties fo:font-style="normal" fo:font-weight="bold" style:font-style-asian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unkcionális Specifikáció</text:span><text:line-break/><text:span text:style-name="T2">The Snail Sale</text:span></text:p>
      <text:p text:style-name="P2"><text:span text:style-name="T3">1.Vezetői összefoglaló</text:span></text:p>
      <text:p text:style-name="P2"><text:span text:style-name="T3"><text:tab/></text:span></text:p>
      <text:p text:style-name="P2"><text:span text:style-name="T3">2.Jelenlegi helyzet</text:span></text:p>
      <text:p text:style-name="P2"><text:span text:style-name="T3">3.Vágyálom rendszer</text:span></text:p>
      <text:p text:style-name="P2"><text:span text:style-name="T3">4.Jelenlegi üzleti folyamatok</text:span></text:p>
      <text:p text:style-name="P2"><text:span text:style-name="T3">5.Igényelt üzleti folyamat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hu" style:country-complex="HU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" style:font-family-asian="Arial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Arial" style:font-family-asian="Arial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Arial" style:font-family-asian="Arial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Arial" style:font-family-asian="Aria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7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9T18:44:30.878000000</dc:date>
    <meta:editing-duration>PT26S</meta:editing-duration>
    <meta:editing-cycles>1</meta:editing-cycles>
    <meta:document-statistic meta:table-count="0" meta:image-count="0" meta:object-count="0" meta:page-count="1" meta:paragraph-count="7" meta:word-count="17" meta:character-count="158" meta:non-whitespace-character-count="146"/>
    <meta:generator>LibreOffice/5.3.0.3$Windows_x86 LibreOffice_project/7074905676c47b82bbcfbea1aeefc84afe1c50e1</meta:generator>
  </office:meta>
</office:document-meta>
</file>